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italic" officeooo:rsid="001febf4" officeooo:paragraph-rsid="00240bed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fo:font-style="normal" officeooo:rsid="001febf4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officeooo:paragraph-rsid="002e2db3"/>
    </style:style>
    <style:style style:name="P4" style:family="paragraph" style:parent-style-name="Standard">
      <style:paragraph-properties fo:text-align="justify" style:justify-single-word="false"/>
      <style:text-properties officeooo:paragraph-rsid="0039139e"/>
    </style:style>
    <style:style style:name="P5" style:family="paragraph" style:parent-style-name="Standard">
      <style:paragraph-properties fo:text-align="justify" style:justify-single-word="false"/>
      <style:text-properties fo:background-color="#dddddd"/>
    </style:style>
    <style:style style:name="P6" style:family="paragraph" style:parent-style-name="Standard">
      <style:paragraph-properties fo:text-align="justify" style:justify-single-word="false"/>
      <style:text-properties fo:font-style="italic" fo:background-color="#dddddd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text-position="sub 58%"/>
    </style:style>
    <style:style style:name="T5" style:family="text">
      <style:text-properties style:text-position="sub 58%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position="sub 58%" fo:font-style="italic" fo:font-weight="normal" officeooo:rsid="002c394a" style:font-style-asian="italic" style:font-weight-asian="normal" style:font-style-complex="italic" style:font-weight-complex="normal"/>
    </style:style>
    <style:style style:name="T7" style:family="text">
      <style:text-properties style:text-position="sub 58%" fo:font-style="italic" fo:font-weight="normal" officeooo:rsid="002cebbb" style:font-style-asian="italic" style:font-weight-asian="normal" style:font-style-complex="italic" style:font-weight-complex="normal"/>
    </style:style>
    <style:style style:name="T8" style:family="text">
      <style:text-properties style:text-position="sub 58%" fo:font-style="italic" fo:font-weight="normal" officeooo:rsid="00321ee7" style:font-style-asian="italic" style:font-weight-asian="normal" style:font-style-complex="italic" style:font-weight-complex="normal"/>
    </style:style>
    <style:style style:name="T9" style:family="text">
      <style:text-properties style:text-position="sub 58%" fo:font-style="italic" fo:font-weight="normal" officeooo:rsid="00350f2a" style:font-style-asian="italic" style:font-weight-asian="normal" style:font-style-complex="italic" style:font-weight-complex="normal"/>
    </style:style>
    <style:style style:name="T10" style:family="text">
      <style:text-properties style:text-position="sub 58%" fo:font-style="italic" fo:font-weight="normal" officeooo:rsid="0039139e" style:font-style-asian="italic" style:font-weight-asian="normal" style:font-style-complex="italic" style:font-weight-complex="normal"/>
    </style:style>
    <style:style style:name="T11" style:family="text">
      <style:text-properties style:text-position="sub 58%" fo:font-weight="bold" style:font-weight-asian="bold" style:font-weight-complex="bold"/>
    </style:style>
    <style:style style:name="T12" style:family="text">
      <style:text-properties style:text-position="sub 58%" fo:font-weight="normal" officeooo:rsid="001fee86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febf4" style:font-style-asian="normal" style:font-style-complex="normal"/>
    </style:style>
    <style:style style:name="T15" style:family="text">
      <style:text-properties style:text-position="0% 100%" fo:font-style="normal" style:font-style-asian="normal" style:font-style-complex="normal"/>
    </style:style>
    <style:style style:name="T16" style:family="text">
      <style:text-properties style:text-position="0% 100%" fo:font-style="normal" officeooo:rsid="001fee86" style:font-style-asian="normal" style:font-style-complex="normal"/>
    </style:style>
    <style:style style:name="T17" style:family="text">
      <style:text-properties style:text-position="0% 100%" fo:font-style="normal" fo:font-weight="normal" officeooo:rsid="001fee86" style:font-style-asian="normal" style:font-weight-asian="normal" style:font-style-complex="normal" style:font-weight-complex="normal"/>
    </style:style>
    <style:style style:name="T18" style:family="text">
      <style:text-properties style:text-position="0% 100%" fo:font-style="normal" fo:font-weight="normal" officeooo:rsid="002c394a" style:font-style-asian="normal" style:font-weight-asian="normal" style:font-style-complex="normal" style:font-weight-complex="normal"/>
    </style:style>
    <style:style style:name="T19" style:family="text">
      <style:text-properties style:text-position="0% 100%" fo:font-style="normal" fo:font-weight="normal" officeooo:rsid="002cebbb" style:font-style-asian="normal" style:font-weight-asian="normal" style:font-style-complex="normal" style:font-weight-complex="normal"/>
    </style:style>
    <style:style style:name="T20" style:family="text">
      <style:text-properties style:text-position="0% 100%" fo:font-style="normal" fo:font-weight="normal" officeooo:rsid="002e2db3" style:font-style-asian="normal" style:font-weight-asian="normal" style:font-style-complex="normal" style:font-weight-complex="normal"/>
    </style:style>
    <style:style style:name="T21" style:family="text">
      <style:text-properties style:text-position="0% 100%" fo:font-style="normal" fo:font-weight="normal" officeooo:rsid="002f8730" style:font-style-asian="normal" style:font-weight-asian="normal" style:font-style-complex="normal" style:font-weight-complex="normal"/>
    </style:style>
    <style:style style:name="T22" style:family="text">
      <style:text-properties style:text-position="0% 100%" fo:font-style="normal" fo:font-weight="normal" officeooo:rsid="00321ee7" style:font-style-asian="normal" style:font-weight-asian="normal" style:font-style-complex="normal" style:font-weight-complex="normal"/>
    </style:style>
    <style:style style:name="T23" style:family="text">
      <style:text-properties style:text-position="0% 100%" fo:font-style="normal" fo:font-weight="normal" officeooo:rsid="00327196" style:font-style-asian="normal" style:font-weight-asian="normal" style:font-style-complex="normal" style:font-weight-complex="normal"/>
    </style:style>
    <style:style style:name="T24" style:family="text">
      <style:text-properties style:text-position="0% 100%" fo:font-style="normal" fo:font-weight="normal" officeooo:rsid="00334bd2" style:font-style-asian="normal" style:font-weight-asian="normal" style:font-style-complex="normal" style:font-weight-complex="normal"/>
    </style:style>
    <style:style style:name="T25" style:family="text">
      <style:text-properties style:text-position="0% 100%" fo:font-style="normal" fo:font-weight="normal" officeooo:rsid="0033eb4c" style:font-style-asian="normal" style:font-weight-asian="normal" style:font-style-complex="normal" style:font-weight-complex="normal"/>
    </style:style>
    <style:style style:name="T26" style:family="text">
      <style:text-properties style:text-position="0% 100%" fo:font-style="normal" fo:font-weight="normal" officeooo:rsid="003446ec" style:font-style-asian="normal" style:font-weight-asian="normal" style:font-style-complex="normal" style:font-weight-complex="normal"/>
    </style:style>
    <style:style style:name="T27" style:family="text">
      <style:text-properties style:text-position="0% 100%" fo:font-style="normal" fo:font-weight="normal" officeooo:rsid="00350f2a" style:font-style-asian="normal" style:font-weight-asian="normal" style:font-style-complex="normal" style:font-weight-complex="normal"/>
    </style:style>
    <style:style style:name="T28" style:family="text">
      <style:text-properties style:text-position="0% 100%" fo:font-style="normal" fo:font-weight="normal" officeooo:rsid="0035d2f8" style:font-style-asian="normal" style:font-weight-asian="normal" style:font-style-complex="normal" style:font-weight-complex="normal"/>
    </style:style>
    <style:style style:name="T29" style:family="text">
      <style:text-properties style:text-position="0% 100%" fo:font-style="normal" fo:font-weight="normal" officeooo:rsid="0036b655" style:font-style-asian="normal" style:font-weight-asian="normal" style:font-style-complex="normal" style:font-weight-complex="normal"/>
    </style:style>
    <style:style style:name="T30" style:family="text">
      <style:text-properties style:text-position="0% 100%" fo:font-style="normal" fo:font-weight="normal" officeooo:rsid="0038782c" style:font-style-asian="normal" style:font-weight-asian="normal" style:font-style-complex="normal" style:font-weight-complex="normal"/>
    </style:style>
    <style:style style:name="T31" style:family="text">
      <style:text-properties style:text-position="0% 100%" fo:font-style="normal" fo:font-weight="normal" officeooo:rsid="0038cca0" style:font-style-asian="normal" style:font-weight-asian="normal" style:font-style-complex="normal" style:font-weight-complex="normal"/>
    </style:style>
    <style:style style:name="T32" style:family="text">
      <style:text-properties style:text-position="0% 100%" fo:font-style="normal" fo:font-weight="normal" officeooo:rsid="0039139e" style:font-style-asian="normal" style:font-weight-asian="normal" style:font-style-complex="normal" style:font-weight-complex="normal"/>
    </style:style>
    <style:style style:name="T33" style:family="text">
      <style:text-properties style:text-position="0% 100%" fo:font-style="normal" fo:font-weight="normal" officeooo:rsid="003a655c" style:font-style-asian="normal" style:font-weight-asian="normal" style:font-style-complex="normal" style:font-weight-complex="normal"/>
    </style:style>
    <style:style style:name="T34" style:family="text">
      <style:text-properties style:text-position="0% 100%" fo:font-weight="normal" officeooo:rsid="001fee86" style:font-weight-asian="normal" style:font-weight-complex="normal"/>
    </style:style>
    <style:style style:name="T35" style:family="text">
      <style:text-properties style:text-position="0% 100%" fo:font-weight="normal" officeooo:rsid="002724c4" style:font-weight-asian="normal" style:font-weight-complex="normal"/>
    </style:style>
    <style:style style:name="T36" style:family="text">
      <style:text-properties style:text-position="0% 100%" fo:font-style="italic" fo:font-weight="normal" officeooo:rsid="002c394a" style:font-style-asian="italic" style:font-weight-asian="normal" style:font-style-complex="italic" style:font-weight-complex="normal"/>
    </style:style>
    <style:style style:name="T37" style:family="text">
      <style:text-properties style:text-position="0% 100%" fo:font-style="italic" fo:font-weight="normal" officeooo:rsid="002cebbb" style:font-style-asian="italic" style:font-weight-asian="normal" style:font-style-complex="italic" style:font-weight-complex="normal"/>
    </style:style>
    <style:style style:name="T38" style:family="text">
      <style:text-properties style:text-position="0% 100%" fo:font-style="italic" fo:font-weight="normal" officeooo:rsid="002e2db3" style:font-style-asian="italic" style:font-weight-asian="normal" style:font-style-complex="italic" style:font-weight-complex="normal"/>
    </style:style>
    <style:style style:name="T39" style:family="text">
      <style:text-properties style:text-position="0% 100%" fo:font-style="italic" fo:font-weight="normal" officeooo:rsid="002f8730" style:font-style-asian="italic" style:font-weight-asian="normal" style:font-style-complex="italic" style:font-weight-complex="normal"/>
    </style:style>
    <style:style style:name="T40" style:family="text">
      <style:text-properties style:text-position="0% 100%" fo:font-style="italic" fo:font-weight="normal" officeooo:rsid="0031ad24" style:font-style-asian="italic" style:font-weight-asian="normal" style:font-style-complex="italic" style:font-weight-complex="normal"/>
    </style:style>
    <style:style style:name="T41" style:family="text">
      <style:text-properties style:text-position="0% 100%" fo:font-style="italic" fo:font-weight="normal" officeooo:rsid="00321ee7" style:font-style-asian="italic" style:font-weight-asian="normal" style:font-style-complex="italic" style:font-weight-complex="normal"/>
    </style:style>
    <style:style style:name="T42" style:family="text">
      <style:text-properties style:text-position="0% 100%" fo:font-style="italic" fo:font-weight="normal" officeooo:rsid="00334bd2" style:font-style-asian="italic" style:font-weight-asian="normal" style:font-style-complex="italic" style:font-weight-complex="normal"/>
    </style:style>
    <style:style style:name="T43" style:family="text">
      <style:text-properties style:text-position="0% 100%" fo:font-style="italic" fo:font-weight="normal" officeooo:rsid="0033eb4c" style:font-style-asian="italic" style:font-weight-asian="normal" style:font-style-complex="italic" style:font-weight-complex="normal"/>
    </style:style>
    <style:style style:name="T44" style:family="text">
      <style:text-properties style:text-position="0% 100%" fo:font-style="italic" fo:font-weight="normal" officeooo:rsid="00327196" style:font-style-asian="italic" style:font-weight-asian="normal" style:font-style-complex="italic" style:font-weight-complex="normal"/>
    </style:style>
    <style:style style:name="T45" style:family="text">
      <style:text-properties style:text-position="0% 100%" fo:font-style="italic" fo:font-weight="normal" officeooo:rsid="00350f2a" style:font-style-asian="italic" style:font-weight-asian="normal" style:font-style-complex="italic" style:font-weight-complex="normal"/>
    </style:style>
    <style:style style:name="T46" style:family="text">
      <style:text-properties style:text-position="0% 100%" fo:font-style="italic" fo:font-weight="normal" officeooo:rsid="0035d2f8" style:font-style-asian="italic" style:font-weight-asian="normal" style:font-style-complex="italic" style:font-weight-complex="normal"/>
    </style:style>
    <style:style style:name="T47" style:family="text">
      <style:text-properties style:text-position="0% 100%" fo:font-style="italic" fo:font-weight="normal" officeooo:rsid="0036b655" style:font-style-asian="italic" style:font-weight-asian="normal" style:font-style-complex="italic" style:font-weight-complex="normal"/>
    </style:style>
    <style:style style:name="T48" style:family="text">
      <style:text-properties style:text-position="0% 100%" fo:font-style="italic" fo:font-weight="normal" officeooo:rsid="0038782c" style:font-style-asian="italic" style:font-weight-asian="normal" style:font-style-complex="italic" style:font-weight-complex="normal"/>
    </style:style>
    <style:style style:name="T49" style:family="text">
      <style:text-properties style:text-position="0% 100%" fo:font-style="italic" fo:font-weight="normal" officeooo:rsid="0039139e" style:font-style-asian="italic" style:font-weight-asian="normal" style:font-style-complex="italic" style:font-weight-complex="normal"/>
    </style:style>
    <style:style style:name="T50" style:family="text">
      <style:text-properties officeooo:rsid="0039139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ostre que um grafo conexo não-orientado <text:span text:style-name="T2">G</text:span> contém uma trilha Euleriana <text:span text:style-name="T2">T</text:span><text:span text:style-name="T5">ab </text:span>= <text:span text:style-name="T2">av</text:span><text:span text:style-name="T5">2</text:span><text:span text:style-name="T3">...</text:span><text:span text:style-name="T2">v</text:span><text:span text:style-name="T5">n−1</text:span><text:span text:style-name="T2">b</text:span>, <text:span text:style-name="T2">a ≠ b</text:span>, se, e somente se, <text:span text:style-name="T2">a</text:span> e <text:span text:style-name="T2">b</text:span> são os únicos vértices ímpares. Para provar, utilize a observação a seguir:</text:p>
      <text:p text:style-name="P5"/>
      <text:p text:style-name="P6">seja um grafo conexo que contém uma trilha Euleriana <text:span text:style-name="T1">T = v</text:span><text:span text:style-name="T11">1</text:span><text:span text:style-name="T1">v</text:span><text:span text:style-name="T11">2</text:span>...<text:span text:style-name="T1">v</text:span><text:span text:style-name="T11">n</text:span>. Considere um vértice <text:span text:style-name="T1">v≠v</text:span><text:span text:style-name="T11">1</text:span>,<text:span text:style-name="T1">v</text:span><text:span text:style-name="T11">n</text:span>, isto é, <text:span text:style-name="T1">v=v</text:span><text:span text:style-name="T11">i</text:span>, <text:span text:style-name="T1">2 ≤ i ≤ n−1</text:span>. Se <text:span text:style-name="T1">i=2</text:span> as arestas <text:span text:style-name="T1">v</text:span><text:span text:style-name="T11">1</text:span><text:span text:style-name="T1">v</text:span> e <text:span text:style-name="T1">vv</text:span><text:span text:style-name="T11">3</text:span> contêm <text:span text:style-name="T1">v</text:span>; se <text:span text:style-name="T1">i=n−1</text:span>, as arestas <text:span text:style-name="T1">v</text:span><text:span text:style-name="T11">n−2</text:span><text:span text:style-name="T1">v</text:span> e <text:span text:style-name="T1">vv</text:span><text:span text:style-name="T11">n</text:span> contêm <text:span text:style-name="T1">v</text:span>; caso contrário, teremos <text:span text:style-name="T1">v</text:span><text:span text:style-name="T11">i−1</text:span><text:span text:style-name="T1">v</text:span> e <text:span text:style-name="T1">vv</text:span><text:span text:style-name="T11">i+1</text:span> contendo <text:span text:style-name="T1">v</text:span>, isto é, em qualquer situação, <text:span text:style-name="T1">T</text:span> contribui com duas arestas para o vértice <text:span text:style-name="T1">v</text:span>. Logo qualquer vértice <text:span text:style-name="T1">v≠v</text:span><text:span text:style-name="T11">1</text:span>,<text:span text:style-name="T1">v</text:span><text:span text:style-name="T11">n</text:span> é par.</text:p>
      <text:p text:style-name="P2"/>
      <text:p text:style-name="P2"/>
      <text:p text:style-name="P1"><text:span text:style-name="T13">Seja </text:span>T<text:span text:style-name="T4">ab</text:span><text:span text:style-name="T15"> </text:span><text:span text:style-name="T17">= </text:span><text:span text:style-name="T34">av</text:span><text:span text:style-name="T12">2</text:span><text:span text:style-name="T34">...v</text:span><text:span text:style-name="T12">n−1</text:span><text:span text:style-name="T34">b</text:span><text:span text:style-name="T16">, </text:span><text:span text:style-name="T34">a ≠ b</text:span><text:span text:style-name="T17">, </text:span><text:span text:style-name="T18">uma </text:span><text:span text:style-name="T17">trilha Euleriana de um grafo</text:span><text:span text:style-name="T34"> </text:span><text:span text:style-name="T35">G</text:span><text:span text:style-name="T34"> </text:span><text:span text:style-name="T17">conexo não-orientado.</text:span></text:p>
      <text:p text:style-name="P3"><text:span text:style-name="T23"/></text:p>
      <text:p text:style-name="P3"><text:span text:style-name="T23">(Ida) </text:span><text:span text:style-name="T18">Sabe-se que o vértice </text:span><text:span text:style-name="T36">a</text:span><text:span text:style-name="T18"> é extremidade de pelo menos uma aresta de</text:span><text:span text:style-name="T36"> T</text:span><text:span text:style-name="T6">ab</text:span><text:span text:style-name="T18">, já que </text:span><text:span text:style-name="T32">esse</text:span><text:span text:style-name="T19"> vértice </text:span><text:span text:style-name="T32">é</text:span><text:span text:style-name="T37"> </text:span><text:span text:style-name="T32">vértice-</text:span><text:span text:style-name="T19">inicial da trilha. Pela observação apresentada no enunciado, </text:span><text:span text:style-name="T20">para todo caso em que </text:span><text:span text:style-name="T37">v</text:span><text:span text:style-name="T7">i </text:span><text:span text:style-name="T38">= </text:span><text:span text:style-name="T37">a, 2 ≤ </text:span><text:span text:style-name="T38">i ≤ n-1</text:span><text:span text:style-name="T20">, pode-se dizer que há mais duas arestas incidentes em </text:span><text:span text:style-name="T38">a</text:span><text:span text:style-name="T20">, ou seja, </text:span><text:span text:style-name="T32">o grau de </text:span><text:span text:style-name="T49">a</text:span><text:span text:style-name="T32"> é dado por </text:span><text:span text:style-name="T21">d</text:span><text:span text:style-name="T39">(</text:span><text:span text:style-name="T38">a</text:span><text:span text:style-name="T39">) </text:span><text:span text:style-name="T40">= 1 + n×2, n ≥ </text:span><text:span text:style-name="T41">0</text:span><text:span text:style-name="T22">, onde </text:span><text:span text:style-name="T41">n</text:span><text:span text:style-name="T22"> é a quantidade de vezes em que </text:span><text:span text:style-name="T41">v</text:span><text:span text:style-name="T8">i</text:span><text:span text:style-name="T41"> = a</text:span><text:span text:style-name="T22">. Portanto, </text:span><text:span text:style-name="T41">d(a)</text:span><text:span text:style-name="T22"> sempre será ímpar. </text:span><text:span text:style-name="T23">Por semelhança</text:span><text:span text:style-name="T22">, pode-se afirmar o mesmo para </text:span><text:span text:style-name="T23">o vértice</text:span><text:span text:style-name="T22"> </text:span><text:span text:style-name="T41">b</text:span><text:span text:style-name="T22"> </text:span><text:span text:style-name="T23">que é o final da trilha</text:span><text:span text:style-name="T22">.</text:span></text:p>
      <text:p text:style-name="P4"><text:span text:style-name="T22"/></text:p>
      <text:p text:style-name="P4"><text:span text:style-name="T22">(</text:span><text:span text:style-name="T23">Volta) Suponha que </text:span><text:span text:style-name="T44">a</text:span><text:span text:style-name="T23"> e </text:span><text:span text:style-name="T44">b</text:span><text:span text:style-name="T23"> são os únicos vértices de </text:span><text:span text:style-name="T44">G</text:span><text:span text:style-name="T23"> com grau ímpar. </text:span><text:span text:style-name="T24">Acrescentando a aresta </text:span><text:span text:style-name="T42">(</text:span><text:span text:style-name="T47">a</text:span><text:span text:style-name="T42">, </text:span><text:span text:style-name="T47">b</text:span><text:span text:style-name="T42">)</text:span><text:span text:style-name="T24"> no grafo </text:span><text:span text:style-name="T43">G</text:span><text:span text:style-name="T25">, incrementa-se 1 nos graus de </text:span><text:span text:style-name="T43">a</text:span><text:span text:style-name="T25"> e </text:span><text:span text:style-name="T43">b</text:span><text:span text:style-name="T25">. Essa modificação faz com que todos os vértices de </text:span><text:span text:style-name="T43">G</text:span><text:span text:style-name="T25"> possu</text:span><text:span text:style-name="T26">a</text:span><text:span text:style-name="T25">m </text:span><text:span text:style-name="T26">grau par. </text:span><text:span text:style-name="T27">Como </text:span><text:span text:style-name="T45">G</text:span><text:span text:style-name="T27"> é conexo e todos os vértices possuem grau par, sabe-se, por teorema, que </text:span><text:span text:style-name="T45">G</text:span><text:span text:style-name="T27"> é euleriano e, portanto possui um ciclo euleriano que passa por todos os vértices. </text:span><text:span text:style-name="T28">Definimos um</text:span><text:span text:style-name="T27"> ciclo euleriano </text:span><text:span text:style-name="T45">C = av</text:span><text:span text:style-name="T9">2</text:span><text:span text:style-name="T45">...v</text:span><text:span text:style-name="T9">n-1</text:span><text:span text:style-name="T45">ba</text:span><text:span text:style-name="T28">. Retirando novamente a aresta </text:span><text:span text:style-name="T46">(</text:span><text:span text:style-name="T47">a</text:span><text:span text:style-name="T46">, b)</text:span><text:span text:style-name="T28"> do grafo </text:span><text:span text:style-name="T47">G</text:span><text:span text:style-name="T29">, </text:span><text:span text:style-name="T30">o ciclo </text:span><text:span text:style-name="T48">C</text:span><text:span text:style-name="T31"> se transforma </text:span><text:span text:style-name="T32">na</text:span><text:span text:style-name="T31"> trilha </text:span><text:span text:style-name="T49">T = </text:span><text:span text:style-name="T45">av</text:span><text:span text:style-name="T9">2</text:span><text:span text:style-name="T45">...v</text:span><text:span text:style-name="T9">n-1</text:span><text:span text:style-name="T45">b</text:span><text:span text:style-name="T27"> </text:span><text:span text:style-name="T33">que é idêntica à trilha</text:span><text:span text:style-name="T32"> </text:span><text:span text:style-name="T49">T</text:span><text:span text:style-name="T10">ab</text:span><text:span text:style-name="T4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20:09:36.459338470</meta:creation-date>
    <dc:date>2020-07-09T22:09:41.738336333</dc:date>
    <meta:editing-duration>PT5M2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1" meta:paragraph-count="5" meta:word-count="329" meta:character-count="1691" meta:non-whitespace-character-count="1367"/>
  </office:meta>
</office:document-meta>
</file>